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P1" style:family="paragraph" style:parent-style-name="Title">
      <style:text-properties style:font-name="Roboto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officeooo:rsid="00168d0f" officeooo:paragraph-rsid="00168d0f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81830" officeooo:paragraph-rsid="00181830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8d0f" officeooo:paragraph-rsid="00168d0f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bda95" officeooo:paragraph-rsid="001bda95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cfa55" officeooo:paragraph-rsid="001cfa55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cfa55" officeooo:paragraph-rsid="001cfa5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3e0" officeooo:paragraph-rsid="001dc3e0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e75b7" officeooo:paragraph-rsid="001e75b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cfa55" officeooo:paragraph-rsid="001cfa55"/>
    </style:style>
    <style:style style:name="P11" style:family="paragraph" style:parent-style-name="Standard" style:list-style-name="L1">
      <style:text-properties officeooo:paragraph-rsid="001bda95"/>
    </style:style>
    <style:style style:name="P1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bda95" officeooo:paragraph-rsid="001bda95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c3e0" officeooo:paragraph-rsid="001cfa55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normal" officeooo:rsid="00216b2c" officeooo:paragraph-rsid="00216b2c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216b2c" officeooo:paragraph-rsid="00216b2c" style:font-weight-asian="normal" style:font-weight-complex="normal"/>
    </style:style>
    <style:style style:name="P16" style:family="paragraph" style:parent-style-name="Standard" style:list-style-name="L1">
      <style:text-properties officeooo:rsid="00216b2c" officeooo:paragraph-rsid="00216b2c"/>
    </style:style>
    <style:style style:name="T1" style:family="text">
      <style:text-properties officeooo:rsid="00216b2c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CC SHIVALIK 2023</text:p>
      <text:p text:style-name="Subtitle">WEEK-<text:span text:style-name="T1">3(1)</text:span></text:p>
      <text:p text:style-name="P10">From : <text:span text:style-name="T1">03</text:span>-<text:span text:style-name="T1">Dec</text:span>-23 S<text:span text:style-name="T1">unday</text:span>.</text:p>
      <text:p text:style-name="P10">To <text:s text:c="5"/>: <text:s/><text:span text:style-name="T1">10</text:span>-<text:span text:style-name="T1">Dec</text:span>-23 <text:span text:style-name="T1">Sunday</text:span>.</text:p>
      <text:p text:style-name="P4">Introduction</text:p>
      <text:p text:style-name="P2"/>
      <text:p text:style-name="P15">For those who are no yet completed the week 1 + week 2 tasks, please do them asynchronously. All the content will be available in the group, please complete them at your own pace.</text:p>
      <text:p text:style-name="P15"/>
      <text:p text:style-name="P15"/>
      <text:p text:style-name="P3"/>
      <text:p text:style-name="P5">What are we going to learn this week</text:p>
      <text:p text:style-name="P12"/>
      <text:list text:style-name="L1">
        <text:list-item>
          <text:p text:style-name="P11">Binary search</text:p>
        </text:list-item>
        <text:list-item>
          <text:p text:style-name="P16">Delta encoding</text:p>
        </text:list-item>
        <text:list-item>
          <text:p text:style-name="P16">Modular arithmetic </text:p>
        </text:list-item>
      </text:list>
      <text:p text:style-name="P7"/>
      <text:p text:style-name="P6">What and from where to do this things</text:p>
      <text:p text:style-name="P13"/>
      <text:list text:style-name="L2">
        <text:list-item>
          <text:p text:style-name="P14">We did binary search reading in the last week, but binary search has a lot of application in distinct places where finding it is difficult.</text:p>
        </text:list-item>
        <text:list-item>
          <text:p text:style-name="P14">So here we are providing practice sheet for week-3 containing question various questions related to it.</text:p>
        </text:list-item>
        <text:list-item>
          <text:p text:style-name="P14">Take those problems as a challenge and complete them, we might also discuss the solutions at the end.</text:p>
        </text:list-item>
        <text:list-item>
          <text:p text:style-name="P14">We will soon post content related to modular arithmetic. So wait for Week-3(2).</text:p>
        </text:list-item>
      </text:list>
      <text:p text:style-name="P8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/>
      <style:text-properties fo:font-size="12pt" style:text-underline-style="none" fo:font-weight="normal" officeooo:rsid="001bda95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1:58:19.421319287</meta:creation-date>
    <dc:date>2023-12-03T11:54:40.834748436</dc:date>
    <meta:editing-duration>PT10M51S</meta:editing-duration>
    <meta:editing-cycles>3</meta:editing-cycles>
    <meta:generator>LibreOffice/7.6.3.1$Linux_X86_64 LibreOffice_project/60$Build-1</meta:generator>
    <meta:document-statistic meta:table-count="0" meta:image-count="0" meta:object-count="0" meta:page-count="1" meta:paragraph-count="15" meta:word-count="148" meta:character-count="825" meta:non-whitespace-character-count="692"/>
  </office:meta>
</office:document-meta>
</file>